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1" table:number-rows-spanned="14">
            <text:p>NIVEL QUE CURSA ACTUALMENTE</text:p>
          </table:table-cell>
          <table:table-cell table:style-name="ce3" office:value-type="string" calcext:value-type="string" table:number-columns-spanned="1" table:number-rows-spanned="14">
            <text:p>PerEd03_r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No corresponde</text:p>
          </table:table-cell>
          <table:table-cell table:style-name="ce7" office:value-type="float" office:value="1" calcext:value-type="float">
            <text:p>1</text:p>
          </table:table-cell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Preescolar</text:p>
          </table:table-cell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Primaria común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Primaria especial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Ciclo Básico Liceo (1ero a 3ro)</text:p>
          </table:table-cell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Ciclo Básico UTU (1ero a 3ro)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Bachillerato Secundario (4to a 6to)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Bachillerato UTU (4to a 6to)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Enseñanza Técnica/Formación Profesional UTU</text:p>
          </table:table-cell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Magisterio o Profesorado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erciario no universitario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Universidad o Instituto Universitario (Carrera de grado o Licenciatura)</text:p>
          </table:table-cell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Posgrado (Diploma/Maestría/Doctorado)</text:p>
          </table:table-cell>
          <table:covered-table-cell table:style-name="ce7"/>
          <table:table-cell table:style-name="ce8" table:number-columns-repeated="1019"/>
        </table:table-row>
        <table:table-row table:style-name="ro1">
          <table:covered-table-cell table:style-name="ce1"/>
          <table:covered-table-cell table:style-name="ce3"/>
          <table:table-cell table:style-name="ce1" office:value-type="float" office:value="88" calcext:value-type="float">
            <text:p>88</text:p>
          </table:table-cell>
          <table:table-cell table:style-name="ce5" office:value-type="string" calcext:value-type="string">
            <text:p>No relevado</text:p>
          </table:table-cell>
          <table:table-cell table:style-name="ce7" office:value-type="float" office:value="7" calcext:value-type="float">
            <text:p>7</text:p>
          </table:table-cell>
          <table:table-cell table:style-name="ce8"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9:19:55.575687071</meta:creation-date>
    <dc:date>2021-02-23T19:22:23.520915827</dc:date>
    <meta:editing-duration>PT2M29S</meta:editing-duration>
    <meta:editing-cycles>2</meta:editing-cycles>
    <meta:generator>LibreOffice/7.0.2.2$Linux_X86_64 LibreOffice_project/00$Build-2</meta:generator>
    <meta:document-statistic meta:table-count="1" meta:cell-count="37" meta:object-count="0"/>
  </office:meta>
</office:document-meta>
</file>